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ext_20_body">
      <style:text-properties officeooo:paragraph-rsid="002ad322"/>
    </style:style>
    <style:style style:name="P8" style:family="paragraph" style:parent-style-name="Frame_20_contents">
      <style:text-properties officeooo:paragraph-rsid="002ee38e"/>
    </style:style>
    <style:style style:name="P9" style:family="paragraph" style:parent-style-name="Text_20_body">
      <style:text-properties officeooo:paragraph-rsid="002ee38e"/>
    </style:style>
    <style:style style:name="P10" style:family="paragraph" style:parent-style-name="Text_20_body">
      <style:text-properties officeooo:rsid="002ee38e" officeooo:paragraph-rsid="002ee38e"/>
    </style:style>
    <style:style style:name="P11" style:family="paragraph" style:parent-style-name="Frame_20_contents">
      <style:text-properties fo:font-weight="bold" officeooo:rsid="002ee38e" officeooo:paragraph-rsid="002ee38e" style:font-weight-asian="bold" style:font-weight-complex="bold"/>
    </style:style>
    <style:style style:name="P12" style:family="paragraph" style:parent-style-name="Heading_20_4">
      <style:paragraph-properties fo:break-before="page"/>
    </style:style>
    <style:style style:name="P13" style:family="paragraph" style:parent-style-name="Heading_20_5">
      <style:text-properties officeooo:rsid="002ee38e" officeooo:paragraph-rsid="002ee38e"/>
    </style:style>
    <style:style style:name="P14" style:family="paragraph" style:parent-style-name="Text_20_body" style:list-style-name="L1">
      <style:paragraph-properties fo:text-align="start" style:justify-single-word="false"/>
      <style:text-properties officeooo:paragraph-rsid="002ee38e"/>
    </style:style>
    <style:style style:name="P15" style:family="paragraph" style:parent-style-name="Text_20_body">
      <style:paragraph-properties fo:text-align="start" style:justify-single-word="false"/>
      <style:text-properties officeooo:paragraph-rsid="002ee38e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ad322" style:font-style-asian="italic" style:font-style-complex="italic"/>
    </style:style>
    <style:style style:name="T4" style:family="text">
      <style:text-properties fo:font-style="italic" officeooo:rsid="002ee38e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2ad322"/>
    </style:style>
    <style:style style:name="T7" style:family="text">
      <style:text-properties officeooo:rsid="002ee38e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12" text:outline-level="4">C Programming Language</text:h>
      <text:p text:style-name="P9"><text:span text:style-name="T6">Should </text:span><text:span text:style-name="T3">$PROJECT_C</text:span><text:span text:style-name="T6"> is set to its source directory (default is “</text:span><text:span text:style-name="T3">srcC/</text:span><text:span text:style-name="T6">”), AutomataCI shall </text:span><text:span text:style-name="T7">use its internal infrastructure to facilitate unit testing for C Programming Language. </text:span></text:p>
      <text:p text:style-name="P9"><text:span text:style-name="T7">Unlike other modern technologies, C Programming Language does not have test infrastructure by default so AutomataCI has to facilitate one. </text:span>AutomataCI challenges the fundamental of unit testing paradigm where each tech suite are statically compiled executable and execute separately <text:span text:style-name="T7">by detecting “</text:span>_test” <text:span text:style-name="T7">filename suffix. Example, </text:span>the <text:span text:style-name="T7">for </text:span><text:span text:style-name="T2">greeter_any-any.c</text:span> <text:span text:style-name="T8">library</text:span>, its unit test codes <text:span text:style-name="T7">can be </text:span><text:span text:style-name="T2">greeter_any-any_test.c</text:span>.</text:p>
      <text:p text:style-name="P7"/>
      <text:h text:style-name="P13" text:outline-level="5">How It Works</text:h>
      <text:p text:style-name="P10">Here’s how AutomataCI works:</text:p>
      <text:list text:style-name="L1">
        <text:list-item>
          <text:p text:style-name="P14">AutomataCI scans for all “<text:span text:style-name="T5">_test.c</text:span><text:span text:style-name="T2">”</text:span> suffix source codes <text:span text:style-name="T7">recursively </text:span>across <text:span text:style-name="T7">the project repository specifically </text:span><text:span text:style-name="T2">${PROJECT_PATH_ROOT}/${PROJECT_C}</text:span> directory.</text:p>
        </text:list-item>
        <text:list-item>
          <text:p text:style-name="P14">Each of these test file are self-contained main file which then be compiled into its own executable based on the host machine.</text:p>
        </text:list-item>
        <text:list-item>
          <text:p text:style-name="P14">AutomataCI then execute each of these executable.</text:p>
          <text:list>
            <text:list-item>
              <text:p text:style-name="P14">Should any of them fails, the test shall be concluded as failing entirely.</text:p>
            </text:list-item>
          </text:list>
        </text:list-item>
      </text:list>
      <text:p text:style-name="P15">The build directory can <text:span text:style-name="T7">also </text:span>be manually verified and analyzed in the <text:span text:style-name="T7">project workspace directory (</text:span><text:span text:style-name="T4">$</text:span><text:span text:style-name="T2">{PROJECT_PATH_ROOT}/${PROJECT_PATH_TEMP}/c-test_*</text:span><text:span text:style-name="T7">).</text:span></text:p>
      <text:p text:style-name="P15"/>
      <text:p text:style-name="P11">IMPORTANT NOTE</text:p>
      <text:p text:style-name="P8"><text:span text:style-name="T7">D</text:span>ue to the way AutomataCI is designed, you should avoid testing cross-compilation build sequences in this Test CI job. Instead, develop the Build CI job properly and let Build CI reports those errors instead. The focus is on testing your C codes.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1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0</text:page-number><text:s/><text:span text:style-name="MT1">of </text:span><text:page-count>1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3H13M13S</meta:editing-duration>
    <meta:editing-cycles>34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5T17:54:34.930681859</dc:date>
    <dc:creator>Kean Ho Chew</dc:creator>
    <meta:document-statistic meta:table-count="0" meta:image-count="0" meta:object-count="0" meta:page-count="1" meta:paragraph-count="17" meta:word-count="242" meta:character-count="1663" meta:non-whitespace-character-count="1443"/>
    <meta:template xlink:type="simple" xlink:actuate="onRequest" xlink:title="Official Book" xlink:href="../../templates/Book.ott" meta:date="2023-11-17T20:33:17.245827505"/>
  </office:meta>
</office:document-meta>
</file>